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PairGenerator.initialize( java . security . spec . AlgorithmParameterSpec var0 , java . security . SecureRandom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PairGenerator.getAlgorith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PairGenerator.initializ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PairGenerator.getInstanc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PairGenerator.genKeyPa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PairGenerator.KeyPairGenerato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PairGenerator.initialize( int var0 , java . security . SecureRandom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PairGenerator.getInstance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PairGenerator.get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PairGenerator.initialize( java . security . spec . AlgorithmParameterSpec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PairGenerator.generateKeyPa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